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3.859cm" svg:x="1.4cm" svg:y="4.914cm" presentation:class="subtitle">
          <draw:text-box>
            <text:p text:style-name="P1">TestThu Sep 25 11:20:04 CST 2014</text:p>
            <text:p text:style-name="P1">Thu Sep 25 11:25:04 CST 2014</text:p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文泉驛微米黑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驛微米黑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文泉驛微米黑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9-24T16:50:46</meta:creation-date>
    <dc:date>2014-09-25T11:25:14</dc:date>
    <meta:editing-duration>PT35M59S</meta:editing-duration>
    <meta:editing-cycles>7</meta:editing-cycles>
    <meta:generator>OpenOffice/4.1.1$Linux OpenOffice.org_project/411m6$Build-9775</meta:generator>
    <meta:document-statistic meta:object-count="24"/>
  </office:meta>
</office:document-meta>
</file>